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7832" calcext:value-type="float">
            <text:p>70.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8896" calcext:value-type="float">
            <text:p>71.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8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5688" calcext:value-type="float">
            <text:p>58.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736" calcext:value-type="float">
            <text:p>55.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5144" calcext:value-type="float">
            <text:p>36.58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2832" calcext:value-type="float">
            <text:p>35.61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5104" calcext:value-type="float">
            <text:p>36.2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609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